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left="0cm" fo:margin-right="0cm" fo:text-indent="0cm" style:auto-text-indent="false"/>
    </style:style>
    <style:style style:name="P3" style:family="paragraph" style:parent-style-name="Text_20_body" style:list-style-name="L2"/>
    <style:style style:name="T1" style:family="text">
      <style:text-properties fo:font-weight="bold"/>
    </style:style>
    <style:style style:name="T2" style:family="text">
      <style:text-properties style:font-weight-asian="bold"/>
    </style:style>
    <style:style style:name="T3" style:family="text">
      <style:text-properties fo:font-style="italic"/>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2">（</text:span><text:span text:style-name="T1">Metadata</text:span><text:span text:style-name="T2">）</text:span>。您只需复制粘贴即可。</text:p>
      <text:h text:style-name="Heading_20_3" text:outline-level="3">Zenodo Upload Metadata (Draft)</text:h>
      <text:p text:style-name="Text_20_body"><text:span text:style-name="T1">Title (</text:span><text:span text:style-name="T2">标题</text:span><text:span text:style-name="T1">):</text:span> The Information: Semantic Entropy and Thermodynamic Dissipation in Large Models</text:p>
      <text:p text:style-name="Text_20_body"><text:span text:style-name="T1">Creators (</text:span><text:span text:style-name="T2">作者</text:span><text:span text:style-name="T1">):</text:span> Haojia Tian</text:p>
      <text:p text:style-name="Text_20_body"><text:span text:style-name="T1">Description/Abstract (</text:span><text:span text:style-name="T2">摘要 </text:span><text:span text:style-name="T1">- </text:span><text:span text:style-name="T2">融合了我们刚才定稿的内容</text:span><text:span text:style-name="T1">):</text:span> This paper constitutes the third installment of the "Physics of AI" pentalogy. Building upon the previously established thermodynamic bottleneck framework, we investigate the fundamental relationship between information quality (Semantic Entropy) and physical energy cost (Thermodynamic Dissipation) in AI training.</text:p>
      <text:p text:style-name="Text_20_body">Current scaling laws treat all tokens as physically equivalent particles. However, we propose and verify the hypothesis that <text:span text:style-name="T1">"Understanding is Cooling"</text:span>: low-entropy, structured information reduces the system's effective thermodynamic friction through a "semantic synergy" mechanism. Conversely, logical conflicts and noise introduce "semantic frustration," creating repulsive potentials that lead to excess heat and hallucinations.</text:p>
      <text:p text:style-name="Text_20_body">Methodologically, we construct a microscopic agent-based simulation ("Semantic Autochess") with strictly constrained histograms to isolate second-order entropy effects. Our results demonstrate that:</text:p>
      <text:list text:style-name="L1">
        <text:list-item>
          <text:p text:style-name="P1"><text:span text:style-name="T1">Structure is Lubricant:</text:span> Structured semantic arrangement reduces thermodynamic dissipation by ~27% compared to random noise under identical compute budgets.</text:p>
        </text:list-item>
        <text:list-item>
          <text:p text:style-name="P2"><text:span text:style-name="T1">Information-Energy Equivalence:</text:span> We observe a strong linear correlation (R2≈0.99) between the semantic compression ratio (LZ proxy) and physical heat generation, verifying the law ΔQ∝f(Ssem​).</text:p>
        </text:list-item>
        <text:list-item>
          <text:p text:style-name="P1"><text:span text:style-name="T1">Physics of Hallucination:</text:span> Logical conflicts (negative synergies) generate "excess heat" and induce phase separation (domain walls) in the parameter space, providing a thermodynamic origin for model hallucinations.</text:p>
        </text:list-item>
        <text:list-item>
          <text:p text:style-name="P1"><text:span text:style-name="T1">The Chinchilla Zone:</text:span> Sensitivity analysis reveals that structural advantages follow an S-curve relative to particle density, explaining why high-density Large Language Models are critically dependent on data quality.</text:p>
        </text:list-item>
      </text:list>
      <text:p text:style-name="Text_20_body">This work bridges the gap between Shannon entropy and Boltzmann entropy, suggesting that learning is a phase transition from a high-energy gaseous state to a low-energy crystalline state induced by semantic bonds.</text:p>
      <text:p text:style-name="Text_20_body"><text:span text:style-name="T1">Keywords (</text:span><text:span text:style-name="T2">关键词</text:span><text:span text:style-name="T1">):</text:span> Artificial Intelligence, Thermodynamics of Computation, Semantic Entropy, Scaling Laws, Phase Transition, Hallucination, Semantic Synergy, Physics of AI, Agent-based Simulation</text:p>
      <text:p text:style-name="Text_20_body"><text:span text:style-name="T1">Related Identifiers (</text:span><text:span text:style-name="T2">关联作品</text:span><text:span text:style-name="T1">):</text:span></text:p>
      <text:list text:style-name="L2">
        <text:list-item>
          <text:p text:style-name="P3">(如果您之前两篇已有 DOI，可以在这里添加 "References" 或 "Is Supplement To")</text:p>
        </text:list-item>
        <text:list-item>
          <text:p text:style-name="P3"><text:span text:style-name="T3">Preceded by:</text:span> A Physical Bottleneck Theory of Scaling Laws for Large Models</text:p>
        </text:list-item>
        <text:list-item>
          <text:p text:style-name="P3"><text:span text:style-name="T3">Preceded by:</text:span> The Thermodynamics of Chinchilla Scaling</text:p>
        </text:list-item>
      </text:list>
      <text:p text:style-name="Standard"><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 style:font-family-complex="'Noto Sans CJK SC'"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CJK SC1" style:font-family-complex="'Noto Sans CJK SC'"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5T20:05:59.234645626</meta:creation-date>
    <dc:date>2025-11-25T20:06:19.144582720</dc:date>
    <meta:editing-duration>PT20S</meta:editing-duration>
    <meta:editing-cycles>1</meta:editing-cycles>
    <meta:document-statistic meta:table-count="0" meta:image-count="0" meta:object-count="0" meta:page-count="2" meta:paragraph-count="17" meta:word-count="386" meta:character-count="2556" meta:non-whitespace-character-count="2254"/>
    <meta:generator>LibreOffice/24.2.7.2$Linux_X86_64 LibreOffice_project/420$Build-2</meta:generator>
  </office:meta>
</office:document-meta>
</file>